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Object 31/meta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1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4/meta.xml" manifest:media-type="text/xml"/>
  <manifest:file-entry manifest:full-path="Object 34/styles.xml" manifest:media-type="text/xml"/>
  <manifest:file-entry manifest:full-path="Object 34/content.xml" manifest:media-type="text/xml"/>
  <manifest:file-entry manifest:full-path="Object 3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5/meta.xml" manifest:media-type="text/xml"/>
  <manifest:file-entry manifest:full-path="Object 35/styles.xml" manifest:media-type="text/xml"/>
  <manifest:file-entry manifest:full-path="Object 35/content.xml" manifest:media-type="text/xml"/>
  <manifest:file-entry manifest:full-path="Object 3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2/meta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2/" manifest:media-type="application/vnd.oasis.opendocument.chart"/>
  <manifest:file-entry manifest:full-path="Object 33/meta.xml" manifest:media-type="text/xml"/>
  <manifest:file-entry manifest:full-path="Object 33/styles.xml" manifest:media-type="text/xml"/>
  <manifest:file-entry manifest:full-path="Object 33/content.xml" manifest:media-type="text/xml"/>
  <manifest:file-entry manifest:full-path="Object 3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36/meta.xml" manifest:media-type="text/xml"/>
  <manifest:file-entry manifest:full-path="Object 36/styles.xml" manifest:media-type="text/xml"/>
  <manifest:file-entry manifest:full-path="Object 36/content.xml" manifest:media-type="text/xml"/>
  <manifest:file-entry manifest:full-path="Object 3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8/meta.xml" manifest:media-type="text/xml"/>
  <manifest:file-entry manifest:full-path="Object 38/styles.xml" manifest:media-type="text/xml"/>
  <manifest:file-entry manifest:full-path="Object 38/content.xml" manifest:media-type="text/xml"/>
  <manifest:file-entry manifest:full-path="Object 38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meta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2/content.xml" manifest:media-type="text/xml"/>
  <manifest:file-entry manifest:full-path="Object 22/meta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 23/styles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  <manifest:file-entry manifest:full-path="Object 27/styles.xml" manifest:media-type="text/xml"/>
  <manifest:file-entry manifest:full-path="Object 27/content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8/meta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8/" manifest:media-type="application/vnd.oasis.opendocument.chart"/>
  <manifest:file-entry manifest:full-path="Object 29/content.xml" manifest:media-type="text/xml"/>
  <manifest:file-entry manifest:full-path="Object 29/meta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30/content.xml" manifest:media-type="text/xml"/>
  <manifest:file-entry manifest:full-path="Object 30/meta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40/content.xml" manifest:media-type="text/xml"/>
  <manifest:file-entry manifest:full-path="Object 40/meta.xml" manifest:media-type="text/xml"/>
  <manifest:file-entry manifest:full-path="Object 40/styles.xml" manifest:media-type="text/xml"/>
  <manifest:file-entry manifest:full-path="Object 40/" manifest:media-type="application/vnd.oasis.opendocument.chart"/>
  <manifest:file-entry manifest:full-path="Object 41/content.xml" manifest:media-type="text/xml"/>
  <manifest:file-entry manifest:full-path="Object 41/meta.xml" manifest:media-type="text/xml"/>
  <manifest:file-entry manifest:full-path="Object 41/styles.xml" manifest:media-type="text/xml"/>
  <manifest:file-entry manifest:full-path="Object 41/" manifest:media-type="application/vnd.oasis.opendocument.chart"/>
  <manifest:file-entry manifest:full-path="styles.xml" manifest:media-type="text/xml"/>
  <manifest:file-entry manifest:full-path="Object 42/meta.xml" manifest:media-type="text/xml"/>
  <manifest:file-entry manifest:full-path="Object 42/styles.xml" manifest:media-type="text/xml"/>
  <manifest:file-entry manifest:full-path="Object 42/content.xml" manifest:media-type="text/xml"/>
  <manifest:file-entry manifest:full-path="Object 42/" manifest:media-type="application/vnd.oasis.opendocument.chart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Object 44/content.xml" manifest:media-type="text/xml"/>
  <manifest:file-entry manifest:full-path="Object 44/meta.xml" manifest:media-type="text/xml"/>
  <manifest:file-entry manifest:full-path="Object 44/styles.xml" manifest:media-type="text/xml"/>
  <manifest:file-entry manifest:full-path="Object 44/" manifest:media-type="application/vnd.oasis.opendocument.chart"/>
  <manifest:file-entry manifest:full-path="Object 45/meta.xml" manifest:media-type="text/xml"/>
  <manifest:file-entry manifest:full-path="Object 45/styles.xml" manifest:media-type="text/xml"/>
  <manifest:file-entry manifest:full-path="Object 45/content.xml" manifest:media-type="text/xml"/>
  <manifest:file-entry manifest:full-path="Object 45/" manifest:media-type="application/vnd.oasis.opendocument.chart"/>
  <manifest:file-entry manifest:full-path="content.xml" manifest:media-type="text/xml"/>
  <manifest:file-entry manifest:full-path="Object 46/meta.xml" manifest:media-type="text/xml"/>
  <manifest:file-entry manifest:full-path="Object 46/content.xml" manifest:media-type="text/xml"/>
  <manifest:file-entry manifest:full-path="Object 46/styles.xml" manifest:media-type="text/xml"/>
  <manifest:file-entry manifest:full-path="Object 46/" manifest:media-type="application/vnd.oasis.opendocument.chart"/>
  <manifest:file-entry manifest:full-path="Object 47/styles.xml" manifest:media-type="text/xml"/>
  <manifest:file-entry manifest:full-path="Object 47/content.xml" manifest:media-type="text/xml"/>
  <manifest:file-entry manifest:full-path="Object 47/meta.xml" manifest:media-type="text/xml"/>
  <manifest:file-entry manifest:full-path="Object 47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5f5f5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fill="solid" draw:fill-color="#ffffff" draw:textarea-horizontal-align="center" draw:textarea-vertical-align="middle" draw:ole-draw-aspect="1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Predefinito-title">
      <style:graphic-properties fo:min-height="2.129cm" loext:decorative="false"/>
      <style:paragraph-properties style:writing-mode="lr-tb"/>
    </style:style>
    <style:style style:name="pr2" style:family="presentation" style:parent-style-name="Predefinito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4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5" style:family="presentation" style:parent-style-name="Predefinito-title">
      <style:graphic-properties fo:min-height="3.151cm" loext:decorative="false"/>
      <style:paragraph-properties style:writing-mode="lr-tb"/>
    </style:style>
    <style:style style:name="pr6" style:family="presentation" style:parent-style-name="Predefinito-title">
      <style:graphic-properties fo:min-height="1.576cm" loext:decorative="false"/>
      <style:paragraph-properties style:writing-mode="lr-tb"/>
    </style:style>
    <style:style style:name="pr7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8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9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0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1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2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3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4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5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6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7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8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19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20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21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22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23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24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25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26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27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28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29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0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1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2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3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4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5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6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7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8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39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40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41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42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43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44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45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46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47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r48" style:family="presentation" style:parent-style-name="Predefinito-title" style:list-style-name="L1">
      <style:graphic-properties draw:textarea-horizontal-align="center" fo:min-height="1.051cm" loext:decorative="false"/>
      <style:paragraph-properties style:writing-mode="lr-tb"/>
    </style:style>
    <style:style style:name="P1" style:family="paragraph">
      <style:text-properties fo:background-color="#ffff00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  <style:text-properties fo:background-color="#ffff00"/>
    </style:style>
    <style:style style:name="T1" style:family="text">
      <style:text-properties fo:font-size="42pt" fo:background-color="#ffff00" style:font-size-asian="42pt" style:font-size-complex="4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Lucida 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40pt" fo:background-color="#ffff00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129cm" svg:x="1.301cm" svg:y="0cm" presentation:class="title" presentation:user-transformed="true">
          <draw:text-box>
            <text:p><text:span text:style-name="T1">Gemini 2.0 Flash</text:span></text:p>
          </draw:text-box>
        </draw:frame>
        <draw:frame draw:style-name="gr1" draw:layer="layout" svg:width="28.004cm" svg:height="13.538cm" svg:x="0.034cm" svg:y="2.212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129cm" svg:x="1.301cm" svg:y="0cm" presentation:class="title" presentation:user-transformed="true">
          <draw:text-box>
            <text:p text:style-name="P3"><text:span text:style-name="T1">Llama 3.2 3B</text:span></text:p>
          </draw:text-box>
        </draw:frame>
        <draw:frame draw:style-name="gr1" draw:layer="layout" svg:width="28.008cm" svg:height="12.983cm" svg:x="0.038cm" svg:y="2.684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3" draw:text-style-name="P5" draw:layer="layout" svg:width="28cm" svg:height="1.051cm" svg:x="-0.5cm" svg:y="-3.5cm" presentation:class="title" presentation:user-transformed="true">
          <draw:text-box>
            <text:p text:style-name="P4"><text:span text:style-name="T2">Impact of Prompting Strategies on Cumulative Accuracy by Problem Categori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1T1">
        <office:forms form:automatic-focus="false" form:apply-design-mode="false"/>
        <draw:frame presentation:style-name="pr1" draw:text-style-name="P1" draw:layer="layout" svg:width="25.199cm" svg:height="2.129cm" svg:x="1.301cm" svg:y="0cm" presentation:class="title" presentation:user-transformed="true">
          <draw:text-box>
            <text:p text:style-name="P3"><text:span text:style-name="T1">Gemma 3 4B</text:span></text:p>
          </draw:text-box>
        </draw:frame>
        <draw:frame draw:style-name="gr1" draw:layer="layout" svg:width="28.008cm" svg:height="12.983cm" svg:x="0.038cm" svg:y="2.684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4" draw:text-style-name="P5" draw:layer="layout" svg:width="28cm" svg:height="1.051cm" svg:x="0.5cm" svg:y="-3.551cm" presentation:class="title" presentation:user-transformed="true">
          <draw:text-box>
            <text:p text:style-name="P4"><text:span text:style-name="T2">Impact of Prompting Strategies on Cumulative Accuracy by Problem Categori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1">
        <office:forms form:automatic-focus="false" form:apply-design-mode="false"/>
        <draw:frame presentation:style-name="pr5" draw:text-style-name="P6" draw:layer="layout" svg:width="26.5cm" svg:height="3.151cm" svg:x="0.5cm" svg:y="2.213cm" presentation:class="title" presentation:user-transformed="true">
          <draw:text-box>
            <text:p text:style-name="P3"><text:span text:style-name="T3">The data in the graphs can be found in Results/Benchmark_results.od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101</text:span></text:p>
          </draw:text-box>
        </draw:frame>
        <draw:frame draw:style-name="gr1" draw:layer="layout" svg:width="28.005cm" svg:height="14.122cm" svg:x="0cm" svg:y="1.628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7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101</text:span></text:p>
          </draw:text-box>
        </draw:frame>
        <draw:frame draw:style-name="gr1" draw:layer="layout" svg:width="28.005cm" svg:height="14.122cm" svg:x="-0.018cm" svg:y="1.632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8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102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9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102</text:span></text:p>
          </draw:text-box>
        </draw:frame>
        <draw:frame draw:style-name="gr1" draw:layer="layout" svg:width="28.005cm" svg:height="14.122cm" svg:x="-0.018cm" svg:y="1.58cm" presentation:class="char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10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103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11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103</text:span></text:p>
          </draw:text-box>
        </draw:frame>
        <draw:frame draw:style-name="gr1" draw:layer="layout" svg:width="28.005cm" svg:height="14.122cm" svg:x="-0.018cm" svg:y="1.564cm" presentation:class="chart" presentation:user-transformed="true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12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104</text:span></text:p>
          </draw:text-box>
        </draw:frame>
        <draw:frame draw:style-name="gr1" draw:layer="layout" svg:width="28.005cm" svg:height="14.122cm" svg:x="-0.018cm" svg:y="1.684cm" presentation:class="chart" presentation:user-transformed="true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13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104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presentation:style-name="pr14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Predefinito" presentation:presentation-page-layout-name="AL1T1">
        <office:forms form:automatic-focus="false" form:apply-design-mode="false"/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105</text:span></text:p>
          </draw:text-box>
        </draw:frame>
        <draw:frame draw:style-name="gr1" draw:layer="layout" svg:width="28.005cm" svg:height="14.122cm" svg:x="-0.018cm" svg:y="1.667cm" presentation:class="chart" presentation:user-transformed="true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5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105</text:span></text:p>
          </draw:text-box>
        </draw:frame>
        <draw:frame draw:style-name="gr1" draw:layer="layout" svg:width="28.005cm" svg:height="14.122cm" svg:x="-0.018cm" svg:y="1.615cm" presentation:class="chart" presentation:user-transformed="true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6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106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7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201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presentation:style-name="pr18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201</text:span></text:p>
          </draw:text-box>
        </draw:frame>
        <draw:frame draw:style-name="gr1" draw:layer="layout" svg:width="28.005cm" svg:height="14.122cm" svg:x="-0.018cm" svg:y="1.563cm" presentation:class="chart" presentation:user-transformed="true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19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202</text:span></text:p>
          </draw:text-box>
        </draw:frame>
        <draw:frame draw:style-name="gr1" draw:layer="layout" svg:width="28.005cm" svg:height="14.122cm" svg:x="0cm" svg:y="1.628cm" presentation:class="chart" presentation:user-transformed="true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presentation:style-name="pr20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202</text:span></text:p>
          </draw:text-box>
        </draw:frame>
        <draw:frame draw:style-name="gr1" draw:layer="layout" svg:width="28.005cm" svg:height="14.122cm" svg:x="-0.018cm" svg:y="1.598cm" presentation:class="chart" presentation:user-transformed="true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21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203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presentation:style-name="pr22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203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presentation:style-name="pr23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204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24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204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presentation:style-name="pr25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205</text:span></text:p>
          </draw:text-box>
        </draw:frame>
        <draw:frame draw:style-name="gr1" draw:layer="layout" svg:width="28.005cm" svg:height="14.122cm" svg:x="-0.018cm" svg:y="1.551cm" presentation:class="chart" presentation:user-transformed="true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presentation:style-name="pr26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205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presentation:style-name="pr27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206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presentation:style-name="pr28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206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presentation:style-name="pr29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1</text:span></text:p>
          </draw:text-box>
        </draw:frame>
        <draw:frame draw:style-name="gr1" draw:layer="layout" svg:width="28.005cm" svg:height="14.122cm" svg:x="0cm" svg:y="1.628cm" presentation:class="chart" presentation:user-transformed="true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presentation:style-name="pr30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1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presentation:style-name="pr31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2</text:span></text:p>
          </draw:text-box>
        </draw:frame>
        <draw:frame draw:style-name="gr1" draw:layer="layout" svg:width="28.005cm" svg:height="14.122cm" svg:x="0cm" svg:y="1.628cm" presentation:class="chart" presentation:user-transformed="true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presentation:style-name="pr32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2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presentation:style-name="pr33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3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presentation:style-name="pr34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3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presentation:style-name="pr35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4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presentation:style-name="pr36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4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37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5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presentation:style-name="pr38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6</text:span></text:p>
          </draw:text-box>
        </draw:frame>
        <draw:frame draw:style-name="gr1" draw:layer="layout" svg:width="28.005cm" svg:height="14.122cm" svg:x="0cm" svg:y="1.628cm" presentation:class="chart" presentation:user-transformed="true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presentation:style-name="pr39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6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40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7</text:span></text:p>
          </draw:text-box>
        </draw:frame>
        <draw:frame draw:style-name="gr1" draw:layer="layout" svg:width="28.005cm" svg:height="14.122cm" svg:x="0cm" svg:y="1.878cm" presentation:class="chart" presentation:user-transformed="true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presentation:style-name="pr41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7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presentation:style-name="pr42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8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43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8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presentation:style-name="pr44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9</text:span></text:p>
          </draw:text-box>
        </draw:frame>
        <draw:frame draw:style-name="gr1" draw:layer="layout" svg:width="28.005cm" svg:height="14.122cm" svg:x="0cm" svg:y="1.878cm" presentation:class="chart" presentation:user-transformed="true"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presentation:style-name="pr45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09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presentation:style-name="pr46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10</text:span></text:p>
          </draw:text-box>
        </draw:frame>
        <draw:frame draw:style-name="gr1" draw:layer="layout" svg:width="28.005cm" svg:height="14.122cm" svg:x="-0.018cm" svg:y="1.628cm" presentation:class="chart" presentation:user-transformed="true"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presentation:style-name="pr47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Predefinito" presentation:presentation-page-layout-name="AL1T1">
        <draw:frame presentation:style-name="pr6" draw:text-style-name="P6" draw:layer="layout" svg:width="25.199cm" svg:height="1.576cm" svg:x="1.301cm" svg:y="-1.774cm" presentation:class="title" presentation:user-transformed="true">
          <draw:text-box>
            <text:p text:style-name="P3"><text:span text:style-name="T3">q310</text:span></text:p>
          </draw:text-box>
        </draw:frame>
        <draw:frame draw:style-name="gr1" draw:layer="layout" svg:width="28.005cm" svg:height="14.122cm" svg:x="-0.018cm" svg:y="1.529cm" presentation:class="chart" presentation:user-transformed="true"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presentation:style-name="pr48" draw:text-style-name="P5" draw:layer="layout" svg:width="28cm" svg:height="1.051cm" svg:x="0cm" svg:y="0.5cm" presentation:class="title" presentation:user-transformed="true">
          <draw:text-box>
            <text:p text:style-name="P4"><text:span text:style-name="T2">Impact of Prompting Strategies on Cumulative Accuracy by Large Language Mode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16T16:11:19.625142300</meta:creation-date>
    <dc:date>2025-09-24T16:12:25.848264900</dc:date>
    <meta:editing-duration>PT9H14M52S</meta:editing-duration>
    <meta:editing-cycles>134</meta:editing-cycles>
    <meta:generator>LibreOffice/25.2.5.2$Windows_X86_64 LibreOffice_project/03d19516eb2e1dd5d4ccd751a0d6f35f35e08022</meta:generator>
    <meta:document-statistic meta:object-count="248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5cm" svg:height="13.539cm" xlink:href="." xlink:type="simple" chart:class="chart:bar" chart:style-name="ch1">
        <chart:legend chart:legend-position="end" svg:x="0.241cm" svg:y="6.435cm" style:legend-expansion="custom" svg:width="2.495cm" svg:height="3.244cm" style:legend-expansion-aspect-ratio="0.769112207151665" chart:style-name="ch2"/>
        <chart:plot-area chart:style-name="ch3" svg:x="2.321cm" svg:y="0.2cm" svg:width="25.416cm" svg:height="13.123cm">
          <chart:coordinate-region svg:x="3.811cm" svg:y="0.399cm" svg:width="23.926cm" svg:height="9.103cm"/>
          <chart:axis chart:dimension="x" chart:name="primary-x" chart:style-name="ch4" chartooo:axis-type="auto">
            <chartooo:date-scale/>
            <chart:title svg:x="12.859cm" svg:y="12.835cm" chart:style-name="ch5">
              <text:p><text:span text:style-name="T1">Problem cateogories</text:span></text:p>
            </chart:title>
            <chart:categories table:cell-range-address="local-table.$A$2:.$A$10"/>
          </chart:axis>
          <chart:axis chart:dimension="y" chart:name="primary-y" chart:style-name="ch6">
            <chart:title svg:x="1.847cm" svg:y="5.953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10" chart:label-cell-address="local-table.$B$1" chart:class="chart:bar">
            <chart:data-point chart:repeated="9"/>
          </chart:series>
          <chart:series chart:attached-axis="primary-y" chart:style-name="ch11" chart:values-cell-range-address="local-table.$C$2:.$C$10" chart:label-cell-address="local-table.$C$1" chart:class="chart:bar">
            <chart:data-point chart:repeated="9"/>
            <chart:data-label chart:style-name="ch12"/>
          </chart:series>
          <chart:series chart:attached-axis="primary-y" chart:style-name="ch13" chart:values-cell-range-address="local-table.$D$2:.$D$10" chart:label-cell-address="local-table.$D$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33.3">
                <text:p>33.3</text:p>
              </table:table-cell>
              <table:table-cell office:value-type="float" office:value="70.1">
                <text:p>70.1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63.7">
                <text:p>63.7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Sudoku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100">
                <text:p>100</text:p>
              </table:table-cell>
              <table:table-cell office:value-type="float" office:value="99.6">
                <text:p>99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  <table:table-cell office:value-type="float" office:value="66.4">
                <text:p>66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17.4">
                <text:p>17.4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  <table:table-cell office:value-type="float" office:value="98.2">
                <text:p>9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.8">
                <text:p>0.8</text:p>
              </table:table-cell>
              <table:table-cell office:value-type="float" office:value="1.6">
                <text:p>1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>
      <style:graphic-properties draw:stroke="solid" svg:stroke-color="#b3b3b3" draw:fill="solid" draw:fill-color="#ffffff"/>
    </style:style>
    <style:style style:name="ch14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>
      <style:graphic-properties draw:stroke="solid" svg:stroke-color="#b3b3b3" draw:fill="solid" draw:fill-color="#ffffff"/>
    </style:style>
    <style:style style:name="ch14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.7">
                <text:p>0.7</text:p>
              </table:table-cell>
              <table:table-cell office:value-type="float" office:value="33.3">
                <text:p>33.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99.5">
                <text:p>99.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1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5.2">
                <text:p>5.2</text:p>
              </table:table-cell>
              <table:table-cell office:value-type="float" office:value="45">
                <text:p>45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1.8">
                <text:p>1.8</text:p>
              </table:table-cell>
              <table:table-cell office:value-type="float" office:value="58.4">
                <text:p>58.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93.6">
                <text:p>93.6</text:p>
              </table:table-cell>
              <table:table-cell office:value-type="float" office:value="96.7">
                <text:p>96.7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100">
                <text:p>100</text:p>
              </table:table-cell>
              <table:table-cell office:value-type="float" office:value="99.5">
                <text:p>99.5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8.7">
                <text:p>8.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5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5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solid" draw:fill-color="#ffffff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54">
                <text:p>54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2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  <table:table-cell office:value-type="float" office:value="25.5">
                <text:p>2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  <table:table-cell office:value-type="float" office:value="13.7">
                <text:p>13.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  <table:table-cell office:value-type="float" office:value="4.9">
                <text:p>4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  <table:table-cell office:value-type="float" office:value="2.9">
                <text:p>2.9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5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5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8.7">
                <text:p>8.7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5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5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34.5">
                <text:p>34.5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3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9cm" svg:height="12.984cm" xlink:href="." xlink:type="simple" chart:class="chart:bar" chart:style-name="ch1">
        <chart:legend chart:legend-position="end" svg:x="0.243cm" svg:y="6.172cm" style:legend-expansion="custom" svg:width="2.496cm" svg:height="3.111cm" style:legend-expansion-aspect-ratio="0.802314368370299" chart:style-name="ch2"/>
        <chart:plot-area chart:style-name="ch3" svg:x="2.322cm" svg:y="0.184cm" svg:width="25.42cm" svg:height="12.75cm">
          <chart:coordinate-region svg:x="3.812cm" svg:y="0.383cm" svg:width="23.93cm" svg:height="8.73cm"/>
          <chart:axis chart:dimension="x" chart:name="primary-x" chart:style-name="ch4" chartooo:axis-type="auto">
            <chartooo:date-scale/>
            <chart:title svg:x="12.862cm" svg:y="12.28cm" chart:style-name="ch5">
              <text:p><text:span text:style-name="T1">Problem cateogories</text:span></text:p>
            </chart:title>
            <chart:categories table:cell-range-address="local-table.$A$2:.$A$10"/>
          </chart:axis>
          <chart:axis chart:dimension="y" chart:name="primary-y" chart:style-name="ch6">
            <chart:title svg:x="1.848cm" svg:y="5.7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10" chart:label-cell-address="local-table.$B$1" chart:class="chart:bar">
            <chart:data-point chart:repeated="9"/>
          </chart:series>
          <chart:series chart:attached-axis="primary-y" chart:style-name="ch11" chart:values-cell-range-address="local-table.$C$2:.$C$10" chart:label-cell-address="local-table.$C$1" chart:class="chart:bar">
            <chart:data-point chart:repeated="9"/>
            <chart:data-label chart:style-name="ch12"/>
          </chart:series>
          <chart:series chart:attached-axis="primary-y" chart:style-name="ch13" chart:values-cell-range-address="local-table.$D$2:.$D$10" chart:label-cell-address="local-table.$D$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Sudoku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5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5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5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5.5">
                <text:p>5.5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5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5" chart:label-cell-address="local-table.$B$1" chart:class="chart:bar">
            <chart:data-point chart:repeated="4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1" style:family="chart">
      <style:graphic-properties svg:stroke-color="#000000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  <chart:data-label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4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9cm" svg:height="12.984cm" xlink:href="." xlink:type="simple" chart:class="chart:bar" chart:style-name="ch1">
        <chart:legend chart:legend-position="end" svg:x="0.243cm" svg:y="6.172cm" style:legend-expansion="custom" svg:width="2.496cm" svg:height="3.111cm" style:legend-expansion-aspect-ratio="0.802314368370299" chart:style-name="ch2"/>
        <chart:plot-area chart:style-name="ch3" svg:x="2.322cm" svg:y="0.184cm" svg:width="25.42cm" svg:height="12.75cm">
          <chart:coordinate-region svg:x="3.812cm" svg:y="0.383cm" svg:width="23.93cm" svg:height="8.73cm"/>
          <chart:axis chart:dimension="x" chart:name="primary-x" chart:style-name="ch4" chartooo:axis-type="auto">
            <chartooo:date-scale/>
            <chart:title svg:x="12.862cm" svg:y="12.28cm" chart:style-name="ch5">
              <text:p><text:span text:style-name="T1">Problem cateogories</text:span></text:p>
            </chart:title>
            <chart:categories table:cell-range-address="local-table.$A$2:.$A$10"/>
          </chart:axis>
          <chart:axis chart:dimension="y" chart:name="primary-y" chart:style-name="ch6">
            <chart:title svg:x="1.848cm" svg:y="5.7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10" chart:label-cell-address="local-table.$B$1" chart:class="chart:bar">
            <chart:data-point chart:repeated="9"/>
          </chart:series>
          <chart:series chart:attached-axis="primary-y" chart:style-name="ch11" chart:values-cell-range-address="local-table.$C$2:.$C$10" chart:label-cell-address="local-table.$C$1" chart:class="chart:bar">
            <chart:data-point chart:repeated="9"/>
            <chart:data-label chart:style-name="ch12"/>
          </chart:series>
          <chart:series chart:attached-axis="primary-y" chart:style-name="ch13" chart:values-cell-range-address="local-table.$D$2:.$D$10" chart:label-cell-address="local-table.$D$1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Mathematical Reasoning</text:p>
              </table:table-cell>
              <table:table-cell office:value-type="float" office:value="0">
                <text:p>0</text:p>
              </table:table-cell>
              <table:table-cell office:value-type="float" office:value="20.6">
                <text:p>20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Common Math Problems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Sudoku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ctuality Pitfalls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ussel's Theory of Descriptio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olf, Goat and Cabbag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locks World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anoi Tower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dered Stack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4.5">
                <text:p>4.5</text:p>
              </table:table-cell>
              <table:table-cell office:value-type="float" office:value="35">
                <text:p>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76">
                <text:p>76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.1">
                <text:p>68.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3.882cm" svg:y="13.181cm" chart:style-name="ch5">
              <text:p><text:span text:style-name="T1">Gemini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ini 1.5 flash 002</text:p>
              </table:table-cell>
              <table:table-cell office:value-type="float" office:value="0">
                <text:p>0</text:p>
              </table:table-cell>
              <table:table-cell office:value-type="float" office:value="82.3">
                <text:p>82.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emini 1.5 flash 8B 001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Gemini 2.0 flash lite 00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emini 2.0 flash 001</text:p>
              </table:table-cell>
              <table:table-cell office:value-type="float" office:value="27.4">
                <text:p>27.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emini 2.0 flash thinking exp</text:p>
              </table:table-cell>
              <table:table-cell office:value-type="float" office:value="100">
                <text:p>100</text:p>
              </table:table-cell>
              <table:table-cell office:value-type="float" office:value="99.2">
                <text:p>99.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21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dddddd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dddddd"/>
      <style:text-properties fo:font-size="10pt" style:font-size-asian="10pt" style:font-size-complex="10pt"/>
    </style:style>
    <style:style style:name="ch7" style:family="chart">
      <style:chart-properties style:rotation-angle="90"/>
      <style:graphic-properties draw:fill="solid" draw:fill-color="#ffffff"/>
      <style:text-properties fo:font-size="13pt" style:font-size-asian="13pt" style:font-size-complex="13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dddddd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4285f4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loext:label-stroke-color="#000000" chart:link-data-style-to-source="true" chart:data-label-number="value" chart:data-label-text="false" chart:data-label-symbol="false" chart:data-label-series="false" chart:label-position="top"/>
      <style:graphic-properties draw:stroke="none" draw:fill-color="#ea4335"/>
      <style:text-properties fo:font-size="10pt" style:font-size-asian="10pt" style:font-size-complex="10pt"/>
    </style:style>
    <style:style style:name="ch12" style:family="chart">
      <style:graphic-properties svg:stroke-color="#000000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draw:fill-color="#34a85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solid" draw:fill-color="#ffffff"/>
    </style:style>
    <style:style style:name="ch15" style:family="chart">
      <style:graphic-properties svg:stroke-color="#b3b3b3" draw:fill-color="#cccccc"/>
    </style:style>
    <style:style style:name="T1" style:family="text">
      <style:text-properties style:text-position="0% 100%" fo:font-size="12pt" fo:font-weight="bold" style:letter-kerning="false" style:font-size-asian="9pt" style:font-size-complex="9pt"/>
    </style:style>
    <style:style style:name="T2" style:family="text">
      <style:text-properties style:text-position="0% 100%" fo:font-size="21pt" style:letter-kerning="false" style:font-size-asian="9pt" style:font-size-complex="9pt"/>
    </style:style>
  </office:automatic-styles>
  <office:body>
    <office:chart>
      <chart:chart svg:width="28.006cm" svg:height="14.123cm" xlink:href="." xlink:type="simple" chart:class="chart:bar" chart:style-name="ch1">
        <chart:legend chart:legend-position="end" svg:x="0.241cm" svg:y="6.713cm" style:legend-expansion="custom" svg:width="2.495cm" svg:height="3.384cm" style:legend-expansion-aspect-ratio="0.737293144208038" chart:style-name="ch2"/>
        <chart:plot-area chart:style-name="ch3" svg:x="2.984cm" svg:y="0.215cm" svg:width="24.748cm" svg:height="12.684cm">
          <chart:coordinate-region svg:x="3.809cm" svg:y="0.414cm" svg:width="23.923cm" svg:height="11.838cm"/>
          <chart:axis chart:dimension="x" chart:name="primary-x" chart:style-name="ch4" chartooo:axis-type="auto">
            <chartooo:date-scale/>
            <chart:title svg:x="14.165cm" svg:y="13.181cm" chart:style-name="ch5">
              <text:p><text:span text:style-name="T1">LLM model</text:span></text:p>
            </chart:title>
            <chart:categories table:cell-range-address="local-table.$A$2:.$A$6"/>
          </chart:axis>
          <chart:axis chart:dimension="y" chart:name="primary-y" chart:style-name="ch6">
            <chart:title svg:x="1.847cm" svg:y="6.209cm" chart:style-name="ch7">
              <text:p><text:span text:style-name="T2">% accuracy</text:span>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6" chart:label-cell-address="local-table.$B$1" chart:class="chart:bar">
            <chart:data-point chart:repeated="5"/>
          </chart:series>
          <chart:series chart:attached-axis="primary-y" chart:style-name="ch11" chart:values-cell-range-address="local-table.$C$2:.$C$6" chart:label-cell-address="local-table.$C$1" chart:class="chart:bar">
            <chart:data-point chart:repeated="5"/>
            <chart:data-label chart:style-name="ch12"/>
          </chart:series>
          <chart:series chart:attached-axis="primary-y" chart:style-name="ch13" chart:values-cell-range-address="local-table.$D$2:.$D$6" chart:label-cell-address="local-table.$D$1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</text:p>
              </table:table-cell>
              <table:table-cell office:value-type="string">
                <text:p>CoT</text:p>
              </table:table-cell>
              <table:table-cell office:value-type="string">
                <text:p>PoT</text:p>
              </table:table-cell>
            </table:table-row>
          </table:table-header-rows>
          <table:table-rows>
            <table:table-row>
              <table:table-cell office:value-type="string">
                <text:p>Gemma 3 1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emma 3 4B</text:p>
              </table:table-cell>
              <table:table-cell office:value-type="float" office:value="0">
                <text:p>0</text:p>
              </table:table-cell>
              <table:table-cell office:value-type="float" office:value="4.1">
                <text:p>4.1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Llama 3.1 8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Llama 3.2 1B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lama 3.2 3B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